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dfe" officeooo:paragraph-rsid="00082dfe"/>
    </style:style>
    <style:style style:name="P2" style:family="paragraph" style:parent-style-name="Standard">
      <style:paragraph-properties fo:text-align="center" style:justify-single-word="false"/>
      <style:text-properties officeooo:rsid="00082dfe" officeooo:paragraph-rsid="00082dfe"/>
    </style:style>
    <style:style style:name="P3" style:family="paragraph" style:parent-style-name="Standard">
      <style:text-properties officeooo:rsid="000a4614" officeooo:paragraph-rsid="000a4614"/>
    </style:style>
    <style:style style:name="P4" style:family="paragraph" style:parent-style-name="Standard">
      <style:paragraph-properties fo:text-align="justify" style:justify-single-word="false"/>
      <style:text-properties officeooo:rsid="000a4614" officeooo:paragraph-rsid="000a4614"/>
    </style:style>
    <style:style style:name="P5" style:family="paragraph" style:parent-style-name="Standard">
      <style:paragraph-properties fo:text-align="justify" style:justify-single-word="false"/>
      <style:text-properties officeooo:rsid="000b2fd8" officeooo:paragraph-rsid="000b2fd8"/>
    </style:style>
    <style:style style:name="P6" style:family="paragraph" style:parent-style-name="Standard">
      <style:paragraph-properties fo:text-align="justify" style:justify-single-word="false"/>
      <style:text-properties officeooo:rsid="000cfe98" officeooo:paragraph-rsid="000cfe98"/>
    </style:style>
    <style:style style:name="P7" style:family="paragraph" style:parent-style-name="Standard">
      <style:paragraph-properties fo:text-align="justify" style:justify-single-word="false"/>
      <style:text-properties officeooo:rsid="000d9919" officeooo:paragraph-rsid="000d9919"/>
    </style:style>
    <style:style style:name="P8" style:family="paragraph" style:parent-style-name="Standard">
      <style:paragraph-properties fo:text-align="justify" style:justify-single-word="false"/>
      <style:text-properties officeooo:rsid="0010f502" officeooo:paragraph-rsid="0010f502"/>
    </style:style>
    <style:style style:name="P9" style:family="paragraph" style:parent-style-name="Standard">
      <style:paragraph-properties fo:text-align="justify" style:justify-single-word="false"/>
      <style:text-properties officeooo:rsid="0014b0cf" officeooo:paragraph-rsid="0014b0cf"/>
    </style:style>
    <style:style style:name="P10" style:family="paragraph" style:parent-style-name="Standard">
      <style:paragraph-properties fo:text-align="justify" style:justify-single-word="false"/>
      <style:text-properties officeooo:rsid="001ddf7b" officeooo:paragraph-rsid="001ddf7b"/>
    </style:style>
    <style:style style:name="P11" style:family="paragraph" style:parent-style-name="Standard">
      <style:paragraph-properties fo:text-align="justify" style:justify-single-word="false"/>
      <style:text-properties officeooo:rsid="001fae5b" officeooo:paragraph-rsid="001fae5b"/>
    </style:style>
    <style:style style:name="P12" style:family="paragraph" style:parent-style-name="Standard">
      <style:paragraph-properties fo:text-align="justify" style:justify-single-word="false"/>
      <style:text-properties officeooo:rsid="001fb771" officeooo:paragraph-rsid="001fb771"/>
    </style:style>
    <style:style style:name="P13" style:family="paragraph" style:parent-style-name="Text_20_body">
      <style:text-properties officeooo:rsid="0024087f" officeooo:paragraph-rsid="0024087f"/>
    </style:style>
    <style:style style:name="P14" style:family="paragraph" style:parent-style-name="Text_20_body">
      <style:paragraph-properties fo:text-align="justify" style:justify-single-word="false"/>
      <style:text-properties officeooo:rsid="00257c7b" officeooo:paragraph-rsid="00257c7b"/>
    </style:style>
    <style:style style:name="P15" style:family="paragraph" style:parent-style-name="Text_20_body">
      <style:paragraph-properties fo:text-align="justify" style:justify-single-word="false"/>
      <style:text-properties officeooo:rsid="002755a4" officeooo:paragraph-rsid="00281abc"/>
    </style:style>
    <style:style style:name="P16" style:family="paragraph" style:parent-style-name="Text_20_body">
      <style:paragraph-properties fo:text-align="justify" style:justify-single-word="false"/>
      <style:text-properties officeooo:rsid="00285441" officeooo:paragraph-rsid="00285441"/>
    </style:style>
    <style:style style:name="P17" style:family="paragraph" style:parent-style-name="Text_20_body">
      <style:paragraph-properties fo:text-align="justify" style:justify-single-word="false"/>
      <style:text-properties officeooo:rsid="0029cac6" officeooo:paragraph-rsid="0029cac6"/>
    </style:style>
    <style:style style:name="P18" style:family="paragraph" style:parent-style-name="Text_20_body">
      <style:paragraph-properties fo:text-align="justify" style:justify-single-word="false"/>
      <style:text-properties officeooo:rsid="0029cac6" officeooo:paragraph-rsid="002a8c05"/>
    </style:style>
    <style:style style:name="P19" style:family="paragraph" style:parent-style-name="Text_20_body">
      <style:paragraph-properties fo:text-align="justify" style:justify-single-word="false"/>
      <style:text-properties officeooo:rsid="002a8c05" officeooo:paragraph-rsid="002a8c05"/>
    </style:style>
    <style:style style:name="P20" style:family="paragraph" style:parent-style-name="Text_20_body">
      <style:paragraph-properties fo:text-align="justify" style:justify-single-word="false"/>
      <style:text-properties officeooo:rsid="002ae9ff" officeooo:paragraph-rsid="002ae9ff"/>
    </style:style>
    <style:style style:name="P21" style:family="paragraph" style:parent-style-name="Text_20_body">
      <style:paragraph-properties fo:text-align="justify" style:justify-single-word="false"/>
      <style:text-properties officeooo:rsid="002cc10d" officeooo:paragraph-rsid="002cc10d"/>
    </style:style>
    <style:style style:name="P22" style:family="paragraph" style:parent-style-name="Text_20_body">
      <style:paragraph-properties fo:text-align="justify" style:justify-single-word="false"/>
      <style:text-properties officeooo:rsid="002ddcef" officeooo:paragraph-rsid="002ddcef"/>
    </style:style>
    <style:style style:name="P23" style:family="paragraph" style:parent-style-name="Subtitle">
      <style:paragraph-properties fo:text-align="center" style:justify-single-word="false"/>
    </style:style>
    <style:style style:name="T1" style:family="text">
      <style:text-properties officeooo:rsid="00082dfe"/>
    </style:style>
    <style:style style:name="T2" style:family="text">
      <style:text-properties officeooo:rsid="000b2fd8"/>
    </style:style>
    <style:style style:name="T3" style:family="text">
      <style:text-properties officeooo:rsid="000d4459"/>
    </style:style>
    <style:style style:name="T4" style:family="text">
      <style:text-properties officeooo:rsid="000f61a6"/>
    </style:style>
    <style:style style:name="T5" style:family="text">
      <style:text-properties officeooo:rsid="000ffc05"/>
    </style:style>
    <style:style style:name="T6" style:family="text">
      <style:text-properties officeooo:rsid="00129280"/>
    </style:style>
    <style:style style:name="T7" style:family="text">
      <style:text-properties officeooo:rsid="00135ee6"/>
    </style:style>
    <style:style style:name="T8" style:family="text">
      <style:text-properties officeooo:rsid="0015938c"/>
    </style:style>
    <style:style style:name="T9" style:family="text">
      <style:text-properties officeooo:rsid="001ad70b"/>
    </style:style>
    <style:style style:name="T10" style:family="text">
      <style:text-properties officeooo:rsid="001fae5b"/>
    </style:style>
    <style:style style:name="T11" style:family="text">
      <style:text-properties officeooo:rsid="0025348d"/>
    </style:style>
    <style:style style:name="T12" style:family="text">
      <style:text-properties officeooo:rsid="00281abc"/>
    </style:style>
    <style:style style:name="T13" style:family="text">
      <style:text-properties officeooo:rsid="002a8c05"/>
    </style:style>
    <style:style style:name="T14" style:family="text">
      <style:text-properties officeooo:rsid="002ddc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Du</text:span> support analogique à l’archive numérique</text:p>
      <text:p text:style-name="P1"/>
      <text:p text:style-name="P23">Le document sonore : aspects techniques et documentaires</text:p>
      <text:p text:style-name="P1"/>
      <text:p text:style-name="P2">Dominique Théron (BnF)</text:p>
      <text:p text:style-name="P1"/>
      <text:p text:style-name="P1"/>
      <text:p text:style-name="P1">Numérique utilisé à des fins d’archivages et de diffusion. Un domaine qui évolue très vite, surtout en ce qui concerne la diffusion. </text:p>
      <text:p text:style-name="P1"/>
      <text:p text:style-name="P3">Il y a 3 différentes familles de supports liés à l’enregistrement et à la reproduction sonore : </text:p>
      <text:p text:style-name="P3">- supports <text:span text:style-name="T2">mécaniques</text:span> (<text:span text:style-name="T2">vinyles</text:span>, …)</text:p>
      <text:p text:style-name="P3">- supports magnétiques (cassette magnétique)</text:p>
      <text:p text:style-name="P3">- support optique</text:p>
      <text:p text:style-name="P3">Par ailleurs, de plus en plus le document sonore circule sous forme de fichier. </text:p>
      <text:p text:style-name="P3"/>
      <text:h text:style-name="Heading_20_1" text:outline-level="1">Les supports</text:h>
      <text:h text:style-name="Heading_20_2" text:outline-level="2">1 les supports mécaniques</text:h>
      <text:p text:style-name="P4">1877 : Thomas Edison : développe une technologie autour du cylindre (dont la matière évolue au fil des découvertes technologiques, ex : cire, <text:span text:style-name="T2">celluloïd</text:span>). Ce cylindre est placé sur un mandrin qui tient une aiguille qui circule le long du cylindre en rotation. La gravure se fait de manière verticale* ; plus la pointe oscille, plus l’amplitude sonore est importante (volume). <text:s/><text:span text:style-name="T2">Les cylindres sont des supports réenregistrables (à l’aide d’un dictaphone) ; les moulages par galvanoplastie ont permis ensuite de les distribuer, et donc le développement du marché de la musique. On pouvait acheter des cylindres vierges ou déjà gravés. A la BnF, il y a une machine mécanique qui permet de lire les cylindres. </text:span></text:p>
      <text:p text:style-name="P4"/>
      <text:p text:style-name="P6">1887 : Emile Berliner ; <text:span text:style-name="T3">gramophone.</text:span> → disques 78T(ours). La gravure se fait cette fois de manière latérale* (verticale pour les Pathé Spahir). Ces disques sont fait en gomme laqu<text:span text:style-name="T3">e (shell lack en anglais)</text:span>, et la gravure peut se faire sur deux faces. Cette technologie existe toujours aujourd’hui, très utilisée notamment par les DJ. <text:span text:style-name="T3">Les disques peuvent être produits par moulage, à la chaîne, et non plus gravés un par un : c’est important du point de vue du marché. <text:s/>LE 78T est un terme générique : les disques peuvent variés au niveau de la vitesse puisque pour l’enregistrement, la manivelle était activée à la main. Donc les techniciens qui s’occupent de la numérisation des disques ont des appareils de numérisation qui leur permettent de modifier à l’oreille la vitesse de rotation du disques (qui en général varie de 70 à 90 tous par minutes). </text:span></text:p>
      <text:p text:style-name="P6"/>
      <text:p text:style-name="P7">1947 : disque vinyle ou microsillon (2 noms). Micro-sillons parce que les sillons sont plus fins que les sillons du 78T. Les courbes de gravures sont normalisées. (cf. courbes de pré-amplification, <text:span text:style-name="T4">qui sont ajustés pour la numérisation en fonction de l’époque et de la technologie du disque à numériser</text:span>). <text:span text:style-name="T5">L’avantage des micro-sillon, c’est de permettre d’enregistrer des plages plus longues pour chaque face. Il y a plusieurs tailles de disques vinyles : 30 cm, 25cm, 17cm. 33T 1/3, 45T (petits disques qui sont souvent des éditions de sélections de chansons d’un 33T). LP : longplay </text:span><text:soft-page-break/><text:span text:style-name="T5">(jusqu’à 30 minutes par face). Il est aussi possible d’avoir une distinction entre mono et stéréo → toute une série de procédures qui interviennent dès l’enregistrement pour donner une relief sonore, à partir des années 1950. Dédoublement des voies d’enregistrement. </text:span></text:p>
      <text:p text:style-name="P7"/>
      <text:p text:style-name="P8"><text:span text:style-name="T7">Une autre technologie, différente des autres a été utilisé : l</text:span>e disque acétate, <text:span text:style-name="T7">qui</text:span> est un disque à gravure directe, ou disque « <text:span text:style-name="T6">P</text:span>yral ». Il précède la bande magnétique et est utilisé dans les années 1930 jusqu’aux années 1950. Mais il est fragile et menacé. <text:span text:style-name="T7">C’est un disque de zinc recouvert d’un produit, et qui permet de faire des enregistrements directement sur le disque. Il y a environ 500 000 disques comme ça à l’Ina, 25 000 à la BnF. Permettent notamment d’avoir des traces des diffusions à la radio et à la télé. </text:span></text:p>
      <text:p text:style-name="P7"/>
      <text:p text:style-name="P5">* <text:span text:style-name="T3">gravure verticale ou horizontale : de cela dépend la direction dans laquelle oscille l’aiguille (soit en profondeur, soit latéralement sur la surface).</text:span></text:p>
      <text:p text:style-name="P5"/>
      <text:h text:style-name="Heading_20_2" text:outline-level="2">2. Les supports magnétiques</text:h>
      <text:p text:style-name="P9">Il interviennent plus tard, vers les années 1940. Ils ont l’avantage de proposer <text:s/>une meilleure mobilité de la technologie. Les premiers enregistrements magnétiques se font sur fil d’acier. La qualité est médiocre, mais suffisante pour la voix. Le signal audio électrique est converti sous forme magnétique. La technologie permet de lire l’enregistrement, d’enregistrer ou d’effacer. <text:span text:style-name="T8">Les téléphones filaires utilisent une technologie similaires (élimination de fréquences inutiles pour la voix seule). → donc on revient en arrière du point de vue des possibilités et de la qualité, mais on gagne d’un point de vue technologique et économique. </text:span></text:p>
      <text:p text:style-name="P9"/>
      <text:p text:style-name="P9">En Allemagne la technologie AEG, puis BASF se fait sur un film plastique souple revêtu de particules ferro-magnétiques. Le film plastique lui-même a pu être fait en PVC, triacétate de cellulose, polyester… Selon ces matériaux, ils sont plus ou moins exposés à des problèmes de dégradations, type vinaigre, qui rendent urgent la numériation de ces bandes. </text:p>
      <text:p text:style-name="P9"/>
      <text:p text:style-name="P9">La bande magnétique a été beaucoup utilisé sous la forme de bobines de tailles réduites (modèle le plus connu : NAGRA, un appareil portable de très haute qualité, pèse lourd mais tourne avec des batteries, donc portables. <text:span text:style-name="T9">Technologie qui apparaît à partir des années 1960.</text:span>) <text:span text:style-name="T9">Plusieurs tailles : 13, 18 ou 27 cm ; change la qualité de la restitution en fonction de la vitesse de lecture et d’enregistrement. Ces bandes magnétiques sont d’abord analogique puis numérique (DASH, puis R-DAT). Les cassettes en DAT sont extrêmement fragiles et aujourd’hui sont presque inutilisables. La durée d’enregistrement peut aller de 15 minutes à 4h, en fonction de la vitesse d’enregistrement et de la qualité voulue (plus c’est court, meilleure est la qualité). On peut enregistrer en stéréo ou en mono, et cela change la taille disponible sur la bande bien entendu. </text:span></text:p>
      <text:p text:style-name="P9"/>
      <text:h text:style-name="Heading_20_2" text:outline-level="2">3. Les supports optiques</text:h>
      <text:p text:style-name="P10">Il apparaît plus tardivement : dans les années 1980, développé par Sony et Phillips, avec ce qu’on appelle un « red book » qui définit des normes. C’est un support en polycarbonate. On lit sur la surface du disque des micro-cuvette (qui restituent des séries de 0 et de 1). Le disque optique peut stocker des données ou bien être un CD audio non compressé : ce dernier contient des informations numériques avec une TOC (table of content). Pour copier les fichiers audio, on doit extraire son contenu, pour transformer les pistes audio en fichiers wave, wma, etc. A l’origine le CD audio ne contient pas des fichiers mais des informations binaires qui correspondent à un codage son. <text:span text:style-name="T10">La durée des enregistrements pour les CD audio est de 72 minutes. </text:span></text:p>
      <text:p text:style-name="P11"><text:soft-page-break/>CD, DVD, Blue-Ray → ce qui change c’est notamment la finesse du rayon et des micro-cuvettes <text:s/>(et donc la qualité des informations). Du coup la capacité de stockage de chacun de ces supports est augmentée (jusqu’à 25Go sur un Blue Ray, alors que le CD c’est 1Go et le DVD c’est 4Go. </text:p>
      <text:p text:style-name="P12">Les CD-R sont des CD qui peuvent être fabriqués par des particuliers. La technologie est différente du CD pressé. Le CD-R est plus fragile que le CD au niveau du vieillissement. Le graveur doit être adapté au CD-R. Le veillissement est très aléatoire. </text:p>
      <text:p text:style-name="P12"/>
      <text:h text:style-name="Heading_20_1" text:outline-level="1">Conservation et Sauvegarde</text:h>
      <text:p text:style-name="P13">Les supports s’usent à force de lecture, ou simplement se dégradent, ou bien s’abîment. <text:span text:style-name="T11">Un autre problème, c’est la disparition des machines de lecture ou des compétences qui permettent de les lire. </text:span></text:p>
      <text:p text:style-name="P13">- CD hyperion : victime de bronzage (réaction entre les différents éléments <text:span text:style-name="T11">qui composent le</text:span> CD).</text:p>
      <text:h text:style-name="Heading_20_2" text:outline-level="2">La numérisation</text:h>
      <text:p text:style-name="P14">La numérisation, c’est la transformation en informations binaires des informations audio contenues sur un support. On procède à une étape de transformation appelée : échantillonnage/quantification : plusieurs niveaux possible de finesse (en fonction du nombre d’échantillon par seconde). Plus on a d’échantillons, meilleure est la qualité. On exprime l’échantillonnage en kHz, et la quantification en bits. </text:p>
      <text:p text:style-name="P14">CD Audio : 16 bits / 44,1 kHz. Des CD de mailleurs qualité peuvent atteindre 24 bits. </text:p>
      <text:p text:style-name="P14">22 000 Hz c’est la fréquence maximale que peut entendre l’oreille humaine. </text:p>
      <text:p text:style-name="P14">Le PCM (Pulse Code Modulation) aboutit au format de fichier .wave, qui encapsule le plus généralement du son non compressé. Dans .wave on trouve du PCM, lequel PCM peut être utilisé à différents niveaux qualitatifs. </text:p>
      <text:p text:style-name="P15"><text:span text:style-name="T12">Avant de numérisation/lire un disque il est fondamental de le nétoyer. </text:span>Pour le support mécanique on utilise une patine mécanique <text:span text:style-name="T12">pour lire le disque</text:span>. </text:p>
      <text:p text:style-name="P15"><text:span text:style-name="T12">Pour numériser des bandes magnétiques, on utilise des têtes qui sont azimuthées (alignés correctement). Il faut déterminer la vitesse de lecture adéquate. On détermine les 4 pistes qui peuvent être retrouvées sur uen bande magnétique (soit 2 pistes stéréo, soit 1 pistes mono). <text:s/>On utilise des réglagles particuliers en fonction des matières utilisées pour la fabrication de la bande. </text:span></text:p>
      <text:p text:style-name="P16">On peut dérayer les disques optiques à l’aide d’un machine. Cela permet de prolonger son utilisation. On choisit le lecteur adéquat, la vitesse d’extraction (Max x10), le mode de lecture DAE (Difital Audio Extraction, Red Book). On extrait également les informations numériques qui ne sont pas du son mais des données extras (ex : image de la jaquette du cd, liste des pistes, etc). </text:p>
      <text:h text:style-name="Heading_20_2" text:outline-level="2"/>
      <text:h text:style-name="Heading_20_2" text:outline-level="2">Formats de fichiers</text:h>
      <text:p text:style-name="P17">Losless (sans perte) / Losy (avec perte : ex mp3).</text:p>
      <text:p text:style-name="P17">Cf <text:s/><text:a xlink:type="simple" xlink:href="https://en.wikipedia.org/wiki/List_of_codecs" text:style-name="Internet_20_link" text:visited-style-name="Visited_20_Internet_20_Link">https://en.wikipedia.org/wiki/List_of_codecs</text:a></text:p>
      <text:h text:style-name="Heading_20_3" text:outline-level="3"><text:soft-page-break/>les formats de fichier sans compression : </text:h>
      <text:p text:style-name="P18">- wave (conteneur capable de recevoir des formats variés (dont le PCM) →<text:span text:style-name="T13"> </text:span><text:a xlink:type="simple" xlink:href="https://fr.wikipedia.org/wiki/Waveform_Audio_File_Format" text:style-name="Internet_20_link" text:visited-style-name="Visited_20_Internet_20_Link"><text:span text:style-name="T13">https://fr.wikipedia.org/wiki/Waveform_Audio_File_Format</text:span></text:a></text:p>
      <text:p text:style-name="P17">[… cf diapo]</text:p>
      <text:p text:style-name="P17"/>
      <text:h text:style-name="Heading_20_3" text:outline-level="3">les formats de fichiers compressés sans perte</text:h>
      <text:p text:style-name="P17">FLAC : Free Lossless Audio Coder – un format qui a le vent en poupe, libre et qui évite la perte d’information. </text:p>
      <text:p text:style-name="P17">WMA</text:p>
      <text:p text:style-name="P17">[cf diapo]</text:p>
      <text:p text:style-name="P17"/>
      <text:h text:style-name="Heading_20_3" text:outline-level="3">les formats de fichier compressé avec perte</text:h>
      <text:p text:style-name="P17">mp3 : perd des fréquences d’enregistrement (ex : pas de fréquences aigues). On peut choisir plusieurs niveaux qualitatifs qui permettent normalement de trouver un équilibre entre la qualité et la perte de fréquences. </text:p>
      <text:p text:style-name="P18"><text:tab/>Le mp3 correspond à a norme MPEG (<text:a xlink:type="simple" xlink:href="https://fr.wikipedia.org/wiki/MPEG-4" text:style-name="Internet_20_link" text:visited-style-name="Visited_20_Internet_20_Link"><text:span text:style-name="T13">https://fr.wikipedia.org/wiki/MPEG-4</text:span></text:a><text:span text:style-name="T13">). </text:span></text:p>
      <text:p text:style-name="P18"/>
      <text:h text:style-name="Heading_20_2" text:outline-level="2">Les métadonnées</text:h>
      <text:p text:style-name="P19">cf diapo</text:p>
      <text:p text:style-name="P19">Les métadonnées techniques sont conservées, créées et associées au fichiers numérisé. Cela peut être des informations concernant la qualité de l’enregistrement (permet de reconnaître un son d’origine par rapport à un son qui ne l’est pas). Comprend aussi des images qui accompagnent la numérisation du document (ex photo de la jaquette ou du centre du disque, etc). </text:p>
      <text:p text:style-name="P20">Le nommage des fichiers est très normé. </text:p>
      <text:p text:style-name="P20"><text:tab/>Utilisation de répertoire, de normes pour les métadonnées qui sont conservées à part des fichiers d’enregistrement. <text:s/></text:p>
      <text:p text:style-name="P21">[… cf diapo]</text:p>
      <text:h text:style-name="Heading_20_2" text:outline-level="2">L’archivage</text:h>
      <text:p text:style-name="P21">[… cf diapo sur nouvelles technologies de sauvegarde]</text:p>
      <text:p text:style-name="P21">On peut tout archiver sur disque dur, l’intérêt étant que l’information est en accès direct (sur bande, les fichiers doivent être d’abord destockés). </text:p>
      <text:p text:style-name="P21"><text:soft-page-break/>Les données stockées ainsi ont un coût environnemental : donc on ne stocke pas absolument tout sur DD puisque beaucoup de fichier sont avant tout conservés, et pas toujours consultés. <text:span text:style-name="T14">Beaucoup de logiques informatiques derrière les formats de fichiers/modes de sauvegarde.</text:span></text:p>
      <text:p text:style-name="P22"># reprendre le diapo et lire les articles wikipédias concernant les technologies de sauvegarde évoquées pour comprendre ce dont il s’agit.</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0:06:36.734875546</meta:creation-date>
    <dc:date>2017-11-13T12:11:17.630301371</dc:date>
    <meta:editing-duration>PT1H53M29S</meta:editing-duration>
    <meta:editing-cycles>36</meta:editing-cycles>
    <meta:generator>LibreOffice/5.1.6.2$Linux_X86_64 LibreOffice_project/10m0$Build-2</meta:generator>
    <meta:document-statistic meta:table-count="0" meta:image-count="0" meta:object-count="0" meta:page-count="5" meta:paragraph-count="59" meta:word-count="1745" meta:character-count="10853" meta:non-whitespace-character-count="9128"/>
  </office:meta>
</office:document-meta>
</file>